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ffff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draw:fill-color="#ff0000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draw:stroke="none" draw:fill-color="#333333" draw:textarea-horizontal-align="justify" draw:textarea-vertical-align="middle" draw:auto-grow-height="false" draw:shadow-offset-x="0.203cm" draw:shadow-offset-y="0.203cm"/>
    </style:style>
    <style:style style:name="gr4" style:family="graphic" style:parent-style-name="standard">
      <style:graphic-properties draw:stroke="none" draw:fill-color="#ff0000" draw:opacity="40%" draw:textarea-horizontal-align="justify" draw:textarea-vertical-align="middle" draw:auto-grow-height="false" draw:shadow-offset-x="0.203cm" draw:shadow-offset-y="0.203cm" draw:shadow-opacity="40%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custom-shape draw:style-name="gr1" draw:text-style-name="P1" draw:layer="layout" svg:width="0.762cm" svg:height="3.71cm" svg:x="16.28cm" svg:y="15.99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379cm" svg:x="15.467cm" svg:y="17.6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37cm" svg:height="0.254cm" svg:x="14.835cm" svg:y="17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11cm" svg:height="1.538cm" svg:x="12.724cm" svg:y="16.9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54cm" svg:height="0.102cm" draw:transform="rotate (1.5707963267949) translate (15.672cm 17.922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1096.470588235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158cm" svg:height="0.916cm" draw:transform="rotate (1.5707963267949) translate (15.772cm 19.3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271cm" svg:height="3.012cm" svg:x="16.686cm" svg:y="16.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07:17:44.959768141</meta:creation-date>
    <dc:date>2015-05-21T07:18:01.487094122</dc:date>
    <meta:editing-duration>PT5S</meta:editing-duration>
    <meta:editing-cycles>2</meta:editing-cycles>
    <meta:generator>LibreOffice/4.2.8.2$Linux_x86 LibreOffice_project/420m0$Build-2</meta:generator>
    <meta:document-statistic meta:object-count="32"/>
  </office:meta>
</office:document-meta>
</file>